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Inter" svg:font-family="Inter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3.4744in"/>
    </style:style>
    <style:style style:name="co6" style:family="table-column">
      <style:table-column-properties fo:break-before="auto" style:column-width="1.070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0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47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ro7" style:family="table-row">
      <style:table-row-properties style:row-height="0.35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9" style:family="table-cell" style:parent-style-name="Default">
      <style:table-cell-properties fo:padding="0.028in"/>
    </style:style>
    <style:style style:name="ce2" style:family="table-cell" style:parent-style-name="Default" style:data-style-name="N38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weight-asian="normal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padding="0.028in"/>
    </style:style>
    <style:style style:name="ce7" style:family="table-cell" style:parent-style-name="Default">
      <style:table-cell-properties fo:padding="0.028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28in"/>
      <style:text-properties style:font-name="Arial" style:font-name-asian="Arial Unicode MS" style:font-name-complex="Arial Unicode MS"/>
    </style:style>
    <style:style style:name="ce16" style:family="table-cell" style:parent-style-name="Default">
      <style:text-properties fo:color="#aeb0b7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padding="0.028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33" style:family="table-cell" style:parent-style-name="Default">
      <style:table-cell-properties fo:padding="0.028in"/>
      <style:map style:condition="is-true-formula([.$Z2]=&quot;Ссылка&quot;)" style:apply-style-name="Безымянный5" style:base-cell-address="TP.A2"/>
    </style:style>
    <style:style style:name="ce28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weight-asian="normal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italic" fo:text-shadow="none" style:text-underline-style="none" style:text-underline-mode="continuous" style:text-overline-mode="continuous" style:text-line-through-mode="continuous" style:font-name-asian="JetBrains Mono" style:font-size-asian="9pt" style:language-asian="none" style:country-asian="none" style:font-style-asian="italic" style:font-size-complex="9pt" style:language-complex="none" style:country-complex="none" style:font-style-complex="italic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6d6d6d" style:text-outline="false" style:text-line-through-style="none" style:text-line-through-type="none" style:font-name="JetBrai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padding="0.028in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map style:condition="is-true-formula([.$Z9]=&quot;Ссылка&quot;)" style:apply-style-name="Безымянный5" style:base-cell-address="'push stops'.B9"/>
    </style:style>
    <style:style style:name="ce22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weight-asian="normal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aeb0b7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d6d6d"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9pt" fo:font-weight="normal" style:font-name-asian="JetBrains Mono" style:font-name-complex="JetBrains Mono" style:font-size-asian="9pt" style:font-size-complex="9pt" style:font-weight-asian="normal" style:font-weight-complex="normal" fo:color="#98b61c" fo:font-style="italic" style:font-style-asian="italic" style:font-style-complex="italic"/>
    </style:style>
    <style:style style:name="T3" style:family="text">
      <style:text-properties fo:color="#518843" style:font-name="JetBrains Mono" fo:font-size="9pt" fo:font-weight="bold" fo:font-style="italic" style:font-name-asian="JetBrains Mono" style:font-name-complex="JetBrains Mono" style:font-size-asian="9pt" style:font-size-complex="9pt" style:font-weight-asian="bold" style:font-weight-complex="bold" style:font-style-asian="italic" style:font-style-complex="italic"/>
    </style:style>
    <style:style style:name="T4" style:family="text">
      <style:text-properties style:font-name="JetBrains Mono" fo:font-size="9pt" fo:font-style="italic" style:font-name-asian="JetBrains Mono" style:font-name-complex="JetBrains Mono" style:font-size-asian="9pt" style:font-size-complex="9pt" style:font-style-asian="italic" style:font-style-complex="italic" fo:color="#98b61c" fo:font-weight="normal" style:font-weight-asian="normal" style:font-weight-complex="normal"/>
    </style:style>
    <style:style style:name="T5" style:family="text">
      <style:text-properties fo:color="#6d6d6d"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/>
    </style:style>
    <style:style style:name="T6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 fo:color="#85609a"/>
    </style:style>
    <style:style style:name="T7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 fo:color="#99a8ba"/>
    </style:style>
    <style:style style:name="T8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85609a" fo:font-style="italic" style:font-style-asian="italic" style:font-style-complex="italic"/>
    </style:style>
    <style:style style:name="T9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bf6426" fo:font-style="normal" style:font-style-asian="normal" style:font-style-complex="normal"/>
    </style:style>
    <style:style style:name="T10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85609a"/>
    </style:style>
    <style:style style:name="T11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99a8ba"/>
    </style:style>
    <style:style style:name="T12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bf6426"/>
    </style:style>
    <style:style style:name="T13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98b61c" fo:font-style="italic" style:font-style-asian="italic" style:font-style-complex="italic"/>
    </style:style>
  </office:automatic-styles>
  <office:body>
    <office:spreadsheet>
      <table:table table:name="diary" table:style-name="ta1" table:print="false">
        <table:table-column table:style-name="co1" table:default-cell-style-name="ce9"/>
        <table:table-column table:style-name="co2" table:number-columns-repeated="1023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3" calcext:value-type="date">
            <text:p>Saturday, August 23, 2025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 calcext:value-type="string">
            <text:p>Сегодня движ начался в 01:0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<text:s/>= мб дожидаться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надо разресёрчить что там с KillSwi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4" calcext:value-type="date">
            <text:p>Sunday, August 24, 202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Сегодня как будто был движ в 11:5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По итогу дотянули eth до 496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И дампнули в ~ 19:30 u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Плюс закололи битком вниз и вернули немного наверх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l" table:style-name="ta1" table:print="false">
        <table:table-column table:style-name="co2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1" table:print="false">
        <table:table-column table:style-name="co2" table:number-columns-repeated="1024" table:default-cell-style-name="ce9"/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<text:a xlink:href="#$buy.$A$2" xlink:type="simple">@todo | buy | checks | DenyBuyIfFixationsExists | add some offset</text:a>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" table:style-name="ta1" table:print="false">
        <table:table-column table:style-name="co2" table:number-columns-repeated="1024" table:default-cell-style-name="ce9"/>
        <table:table-row table:style-name="ro1">
          <table:table-cell office:value-type="string" calcext:value-type="string">
            <text:p>19.08.2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.08" calcext:value-type="float">
            <text:p>23.08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uyGrid on op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s doubl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pen: nearest ath – second condition</text:p>
            <text:p>          It has no sense to open near the bottom</text:p>
            <text:p>          Or near (some percent) from nearest right pullba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 out if SMC works for shitcoi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y agg orders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lding siz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lding above / under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igh" table:style-name="ta1" table:print="false">
        <table:table-column table:style-name="co4" table:default-cell-style-name="ce15"/>
        <table:table-column table:style-name="co2" table:number-columns-repeated="2" table:default-cell-style-name="ce15"/>
        <table:table-column table:style-name="co5" table:default-cell-style-name="ce15"/>
        <table:table-column table:style-name="co2" table:number-columns-repeated="21" table:default-cell-style-name="ce15"/>
        <table:table-column table:style-name="co6" table:default-cell-style-name="ce15"/>
        <table:table-column table:style-name="co2" table:number-columns-repeated="998" table:default-cell-style-name="ce15"/>
        <table:table-row table:style-name="ro5">
          <table:table-cell office:value-type="string" calcext:value-type="string">
            <text:p>Mb 22?</text:p>
          </table:table-cell>
          <table:table-cell table:number-columns-repeated="25"/>
          <table:table-cell table:formula="of:=IF(ISNUMBER(SEARCH(&quot;$&quot;; FORMULA([.B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]))); &quot;Ссылка&quot;; &quot;&quot;)">
            <text:p/>
          </table:table-cell>
          <table:table-cell table:number-columns-repeated="997"/>
        </table:table-row>
        <table:table-row table:style-name="ro1">
          <table:table-cell office:value-type="string" calcext:value-type="string">
            <text:p>завести это на test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ыложить это в се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помнить AI, которое запилит виде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pan text:style-name="T1">@</text:span><text:span text:style-name="T2">todo | RiskLevel | Apply RiskLevel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view open with buyGrid (by default some volume to profit side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a xlink:href="#$TP.$A$6" xlink:type="simple">@todo | lockInProfit | not only active. executed too?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#$TP.$A$11" xlink:type="simple">@todo @todo | lockInProfit | some im threshold?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<text:a xlink:href="#$screener.$A$2" xlink:type="simple">только ли priceChange’м единым?</text:a>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#autoOpen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17" office:value-type="string" calcext:value-type="string">
            <text:p><text:a xlink:href="#$openPosition.$A$15" xlink:type="simple">закрывать другие позиции если InsufficientContractBalance</text:a>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<text:a xlink:href="#$openPosition.$A$8" xlink:type="simple">@todo | autoOpen | check buyOrders volume</text:a>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6" office:value-type="string" calcext:value-type="string">
            <text:p><text:a xlink:href="#$TP.$B$4" xlink:type="simple">на обратном движении тоже (например пропорционально significantPriceChange.oneDay)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style-name="ce16" office:value-type="string" calcext:value-type="string">
            <text:p><text:a xlink:href="#$trading.$A$2" xlink:type="simple">CoverLossesAfterCloseByMarketConsumerDraft</text:a></text:p>
          </table:table-cell>
          <table:table-cell table:number-columns-repeated="25"/>
          <table:table-cell table:formula="of:=IF(ISNUMBER(SEARCH(&quot;$&quot;; FORMULA([.B24]))); &quot;Ссылка&quot;; &quot;&quot;)">
            <text:p/>
          </table:table-cell>
          <table:table-cell table:number-columns-repeated="997"/>
        </table:table-row>
        <table:table-row table:style-name="ro5">
          <table:table-cell office:value-type="string" calcext:value-type="string">
            <text:p><text:a xlink:href="#$new.$B$11" xlink:type="simple">buyGrid on open</text:a></text:p>
          </table:table-cell>
          <table:table-cell table:number-columns-repeated="25"/>
          <table:table-cell table:formula="of:=IF(ISNUMBER(SEARCH(&quot;$&quot;; FORMULA([.B25]))); &quot;Ссылка&quot;; &quot;&quot;)">
            <text:p/>
          </table:table-cell>
          <table:table-cell table:number-columns-repeated="997"/>
        </table:table-row>
        <table:table-row table:style-name="ro5">
          <table:table-cell office:value-type="string" calcext:value-type="string">
            <text:p><text:a xlink:href="#$'alarm | watch'.$B$13" xlink:type="simple">SymbolFIlter? Near ATH</text:a></text:p>
          </table:table-cell>
          <table:table-cell table:number-columns-repeated="25"/>
          <table:table-cell table:formula="of:=IF(ISNUMBER(SEARCH(&quot;$&quot;; FORMULA([.B26]))); &quot;Ссылка&quot;; &quot;&quot;)">
            <text:p/>
          </table:table-cell>
          <table:table-cell table:number-columns-repeated="997"/>
        </table:table-row>
        <table:table-row table:style-name="ro5">
          <table:table-cell table:style-name="ce10" office:value-type="string" calcext:value-type="string">
            <text:p><text:a xlink:href="#$stops.$B$8" xlink:type="simple">возможно TradingStyle::Cautious также должен отключать и forceBuy</text:a></text:p>
          </table:table-cell>
          <table:table-cell table:number-columns-repeated="25"/>
          <table:table-cell table:formula="of:=IF(ISNUMBER(SEARCH(&quot;$&quot;; FORMULA([.B27]))); &quot;Ссылка&quot;; &quot;&quot;)">
            <text:p/>
          </table:table-cell>
          <table:table-cell table:number-columns-repeated="997"/>
        </table:table-row>
        <table:table-row table:style-name="ro5">
          <table:table-cell office:value-type="string" calcext:value-type="string">
            <text:p><text:a xlink:href="#$openPosition.$A$9" xlink:type="simple">Add TP when open position</text:a></text:p>
          </table:table-cell>
          <table:table-cell table:number-columns-repeated="25"/>
          <table:table-cell table:formula="of:=IF(ISNUMBER(SEARCH(&quot;$&quot;; FORMULA([.B28]))); &quot;Ссылка&quot;; &quot;&quot;)">
            <text:p/>
          </table:table-cell>
          <table:table-cell table:number-columns-repeated="997"/>
        </table:table-row>
        <table:table-row table:style-name="ro5">
          <table:table-cell office:value-type="string" calcext:value-type="string">
            <text:p><text:a xlink:href="#$'push stops'.$B$9" xlink:type="simple">also push fixations as cond when became actual (some dst from ta)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a xlink:href="#$other.$A$2" xlink:type="simple">@todo | ordersCache</text:a>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add context for stop length and try to add to grid</text:p>
          </table:table-cell>
          <table:table-cell table:number-columns-repeated="25"/>
          <table:table-cell table:formula="of:=IF(ISNUMBER(SEARCH(&quot;$&quot;; FORMULA([.B36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7]))); &quot;Ссылка&quot;; &quot;&quot;)">
            <text:p/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eck breakeven</text:p>
          </table:table-cell>
          <table:table-cell table:number-columns-repeated="25"/>
          <table:table-cell table:formula="of:=IF(ISNUMBER(SEARCH(&quot;$&quot;; FORMULA([.B38]))); &quot;Ссылка&quot;; &quot;&quot;)">
            <text:p/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edule</text:p>
          </table:table-cell>
          <table:table-cell table:number-columns-repeated="25"/>
          <table:table-cell table:formula="of:=IF(ISNUMBER(SEARCH(&quot;$&quot;; FORMULA([.B39]))); &quot;Ссылка&quot;; &quot;&quot;)">
            <text:p/>
          </table:table-cell>
          <table:table-cell table:number-columns-repeated="997"/>
        </table:table-row>
        <table:table-row table:style-name="ro5">
          <table:table-cell/>
          <table:table-cell office:value-type="string" calcext:value-type="string">
            <text:p>activ evety 5 min?</text:p>
          </table:table-cell>
          <table:table-cell table:number-columns-repeated="24"/>
          <table:table-cell table:formula="of:=IF(ISNUMBER(SEARCH(&quot;$&quot;; FORMULA([.B40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1]))); &quot;Ссылка&quot;; &quot;&quot;)">
            <text:p/>
          </table:table-cell>
          <table:table-cell table:number-columns-repeated="997"/>
        </table:table-row>
        <table:table-row table:style-name="ro5">
          <table:table-cell office:value-type="string" calcext:value-type="string">
            <text:p>strong stops def</text:p>
          </table:table-cell>
          <table:table-cell table:number-columns-repeated="2"/>
          <table:table-cell table:style-name="ce8"/>
          <table:table-cell table:number-columns-repeated="22"/>
          <table:table-cell table:formula="of:=IF(ISNUMBER(SEARCH(&quot;$&quot;; FORMULA([.B42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3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4]))); &quot;Ссылка&quot;; &quot;&quot;)">
            <text:p/>
          </table:table-cell>
          <table:table-cell table:number-columns-repeated="997"/>
        </table:table-row>
        <table:table-row table:style-name="ro5">
          <table:table-cell office:value-type="string" calcext:value-type="string">
            <text:p>position closed notification</text:p>
          </table:table-cell>
          <table:table-cell table:number-columns-repeated="25"/>
          <table:table-cell table:formula="of:=IF(ISNUMBER(SEARCH(&quot;$&quot;; FORMULA([.B45]))); &quot;Ссылка&quot;; &quot;&quot;)">
            <text:p/>
          </table:table-cell>
          <table:table-cell table:number-columns-repeated="997"/>
        </table:table-row>
        <table:table-row table:style-name="ro7">
          <table:table-cell office:value-type="string" calcext:value-type="string">
            <text:p>d</text:p>
            <text:p>Auto handler that applies if c.t changed for some percent</text:p>
          </table:table-cell>
          <table:table-cell table:number-columns-repeated="25"/>
          <table:table-cell table:formula="of:=IF(ISNUMBER(SEARCH(&quot;$&quot;; FORMULA([.B46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7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8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7"/>
          <table:table-cell table:number-columns-repeated="25"/>
          <table:table-cell table:formula="of:=IF(ISNUMBER(SEARCH(&quot;$&quot;; FORMULA([.B49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0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6"/>
          <table:table-cell table:number-columns-repeated="25"/>
          <table:table-cell table:formula="of:=IF(ISNUMBER(SEARCH(&quot;$&quot;; FORMULA([.B5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2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3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4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5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6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7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8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9]))); &quot;Ссылка&quot;; &quot;&quot;)">
            <text:p/>
          </table:table-cell>
          <table:table-cell table:number-columns-repeated="99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25"/>
          <table:table-cell table:formula="of:=IF(ISNUMBER(SEARCH(&quot;$&quot;; FORMULA([.A8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3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40]))); &quot;Ссылка&quot;; &quot;&quot;)">
            <text:p/>
          </table:table-cell>
          <table:table-cell table:number-columns-repeated="998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4" office:value-type="string" calcext:value-type="string">
            <text:p>LockInProfi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на обратном движении тоже (например пропорционально significantPriceChange.oneDay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<text:span text:style-name="T1">@</text:span><text:span text:style-name="T2">todo | lockInProfit | not only active. executed too?</text:span>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<text:span text:style-name="T1">@</text:span><text:span text:style-name="T2">todo | lockInProfit | ability to specify price from which make grid</text:span>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<text:span text:style-name="T1">@</text:span><text:span text:style-name="T2">todo | lockInProfit | stops must be placed near position side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<text:span text:style-name="T1">@</text:span><text:span text:style-name="T2">todo @todo | lockInProfit | some im threshold?</text:span>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P.A2:TP.A2">
            <calcext:condition calcext:apply-style-name="Безымянный5" calcext:value="formula-is([.$Z2]=&quot;Ссылка&quot;)" calcext:base-cell-address="TP.A2"/>
          </calcext:conditional-format>
        </calcext:conditional-formats>
      </table:table>
      <table:table table:name="stops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<text:span text:style-name="T3">@</text:span><text:span text:style-name="T4">todo | stop | opposite | store BuyOrder.def to dinamically recalculate prices based on initial refPrice and current RiskLevel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умать над выбором mark vs index</text:p>
          </table:table-cell>
          <table:table-cell table:number-columns-repeated="1023"/>
        </table:table-row>
        <table:table-row table:style-name="ro1">
          <table:table-cell/>
          <table:table-cell table:style-name="ce24" office:value-type="string" calcext:value-type="string">
            <text:p><text:s text:c="8"/>if ($distanceWithLiquidation &lt;= $distanceToUseMarkPrice) {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<text:span text:style-name="T5">            </text:span><text:span text:style-name="T6">$triggerBy </text:span><text:span text:style-name="T7">= TriggerBy::</text:span><text:span text:style-name="T8">MarkPrice</text:span><text:span text:style-name="T9">;  </text:span><text:span text:style-name="T10">$currentPrice </text:span><text:span text:style-name="T11">= </text:span><text:span text:style-name="T10">$ticker</text:span><text:span text:style-name="T11">-&gt;</text:span><text:span text:style-name="T10">markPrice</text:span><text:span text:style-name="T12">;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reateBuyOrderAfterStopCommandHandler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возможно TradingStyle::Cautious также должен отключать и forceBuy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5" office:value-type="string" calcext:value-type="string">
            <text:p>либо нужно добавить VeryCautios =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и возможно даже должны быть другие объёмы на докупк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и возможно это должно быть в виде стратегий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sh stops" table:style-name="ta1" table:print="false">
        <table:table-column table:style-name="co2" table:number-columns-repeated="1024" table:default-cell-style-name="ce9"/>
        <table:table-row table:style-name="ro1">
          <table:table-cell table:style-name="ce14" office:value-type="string" calcext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ushStops</text:p>
          </table:table-cell>
          <table:table-cell table:number-columns-repeated="1023"/>
        </table:table-row>
        <table:table-row table:style-name="ro5">
          <table:table-cell/>
          <table:table-cell table:style-name="ce19" office:value-type="string" calcext:value-type="string">
            <text:p>also push fixations as cond when became actual (some dst from ta)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ush stops'.B9:'push stops'.B9">
            <calcext:condition calcext:apply-style-name="Безымянный5" calcext:value="formula-is([.$Z9]=&quot;Ссылка&quot;)" calcext:base-cell-address="'push stops'.B9"/>
          </calcext:conditional-format>
        </calcext:conditional-formats>
      </table:table>
      <table:table table:name="alarm | watch" table:style-name="ta1" table:print="false">
        <table:table-column table:style-name="co2" table:number-columns-repeated="1024" table:default-cell-style-name="ce9"/>
        <table:table-row table:style-name="ro1">
          <table:table-cell table:style-name="ce4" office:value-type="string" calcext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23" office:value-type="string" calcext:value-type="string">
            <text:p><text:span text:style-name="T5">@</text:span><text:span text:style-name="T13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CheckOpenedPositionsStopsJo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eck that some position part is under sto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check that `additionalStopFromLiquidationHandler` exists if there is no manual stops between ticker and liquidationPric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eckSignificantPriceChang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mbolFIlter? Near ATH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y" table:style-name="ta1" table:print="false">
        <table:table-column table:style-name="co2" table:number-columns-repeated="1024" table:default-cell-style-name="ce9"/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pan text:style-name="T1">@</text:span><text:span text:style-name="T2">todo | buy | checks | DenyBuyIfFixationsExists | add some offset</text:span>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nPosition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8"/>
          <table:table-cell office:value-type="string" calcext:value-type="string">
            <text:p>критерии</text:p>
          </table:table-cell>
          <table:table-cell table:number-columns-repeated="1015"/>
        </table:table-row>
        <table:table-row table:style-name="ro1">
          <table:table-cell table:formula="of:=[$new.$B$8]" office:value-type="string" office:string-value="buyGrid on open" calcext:value-type="string">
            <text:p>buyGrid on open</text:p>
          </table:table-cell>
          <table:table-cell table:number-columns-repeated="8"/>
          <table:table-cell office:value-type="string" calcext:value-type="string">
            <text:p>можно использовать сильно превышение markPrice над indexPr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unding? Ещё раз уточнить у нейронки как оно может коррелировать на шитках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ck total loss</text:p>
          </table:table-cell>
          <table:table-cell table:number-columns-repeated="8"/>
          <table:table-cell office:value-type="string" calcext:value-type="string">
            <text:p>количество иксов от considered significant price change (чтобы не сразу, а с доборами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span text:style-name="T5">@</text:span><text:span text:style-name="T13">todo | autoOpen | check funding</text:span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span text:style-name="T1">@</text:span><text:span text:style-name="T2">todo | autoOpen | mb without stops in case of very small amount?</text:span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span text:style-name="T1">@</text:span><text:span text:style-name="T2">todo | autoOpen | check buyOrders volum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TP when open position</text:p>
          </table:table-cell>
          <table:table-cell table:number-columns-repeated="7"/>
          <table:table-cell office:value-type="string" calcext:value-type="string">
            <text:p>в качестве точки отсчёта нужно искать первый минимум после начала указанного периода (если такая точка есть)</text:p>
          </table:table-cell>
          <table:table-cell table:number-columns-repeated="1015"/>
        </table:table-row>
        <table:table-row table:style-name="ro3">
          <table:table-cell table:number-columns-repeated="9"/>
          <table:table-cell office:value-type="string" calcext:value-type="string">
            <text:p>или даже лучше просто откат (необязательно точка должна быть ниже)</text:p>
            <text:p>    То есть искать какой-то байт, от которого пошла обратно коррекция наверх</text:p>
            <text:p>  CUSDT (31.08.25 ~21:30 мкс)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закрывать другие позиции если InsufficientContractBalanc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например, если athInfo &gt;= 7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адо поискать другие позиции (athInfo &lt;=40, например), у которых маржи хватит, чтобы открыть эту (im sort asc)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if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ow internet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ding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CoverLossesAfterCloseByMarketConsumerDraft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pan text:style-name="T1">@</text:span><text:span text:style-name="T2">todo | ordersCache</text:span>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eener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олько ли priceChange’м единым? Спросить AI (какие критерии ещё можно использовать и как их сформулировать в БЛ. Например Volume change, funding change). Изложить то, как я это делаю сейчас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Inter" svg:font-family="Inter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Безымянный1" style:family="table-cell" style:parent-style-name="Default">
      <style:table-cell-properties fo:background-color="#ff00cc"/>
    </style:style>
    <style:style style:name="Безымянный2" style:family="table-cell" style:parent-style-name="Default">
      <style:table-cell-properties fo:background-color="#0066cc"/>
    </style:style>
    <style:style style:name="Безымянный3" style:family="table-cell" style:parent-style-name="Default">
      <style:table-cell-properties fo:background-color="#0066ff"/>
    </style:style>
    <style:style style:name="Безымянный4" style:family="table-cell" style:parent-style-name="Default">
      <style:table-cell-properties fo:background-color="transparent"/>
    </style:style>
    <style:style style:name="Безымянный5" style:family="table-cell" style:parent-style-name="Default">
      <style:text-properties fo:color="#0066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09:25:16.831455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9T15:14:56</meta:creation-date>
    <meta:generator>LibreOffice/25.8.1.1$MacOSX_AARCH64 LibreOffice_project/54047653041915e595ad4e45cccea684809c77b5</meta:generator>
    <dc:date>2025-09-14T02:18:46.694899000</dc:date>
    <meta:editing-duration>P9DT16H37M21S</meta:editing-duration>
    <meta:editing-cycles>100</meta:editing-cycles>
    <meta:document-statistic meta:table-count="15" meta:cell-count="188" meta:object-count="0"/>
  </office:meta>
</office:document-meta>
</file>